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3" table:number-rows-spanned="1">
            <text:p>RANDOM CITI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Object varied </text:p>
          </table:table-cell>
          <table:table-cell/>
          <table:table-cell table:style-name="ce2" office:value-type="string">
            <text:p><text:s/>city 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o of files generated </text:p>
          </table:table-cell>
          <table:covered-table-cell/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Range of variation </text:p>
          </table:table-cell>
          <table:covered-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Search algorithm used </text:p>
          </table:table-cell>
          <table:covered-table-cell/>
          <table:table-cell table:style-name="ce2" office:value-type="string">
            <text:p><text:s/>astar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SPACE</text:p>
          </table:table-cell>
          <table:table-cell office:value-type="string">
            <text:p><text:s/>TIME</text:p>
          </table:table-cell>
          <table:table-cell office:value-type="string">
            <text:p>mean space</text:p>
          </table:table-cell>
          <table:table-cell office:value-type="string">
            <text:p>mean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.6">
            <text:p>10.6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.5">
            <text:p>13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3.5">
            <text:p>13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.8181818181818">
            <text:p>17.8181818182</text:p>
          </table:table-cell>
          <table:table-cell office:value-type="float" office:value="5.90909090909091">
            <text:p>5.90909090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.2222222222222">
            <text:p>14.2222222222</text:p>
          </table:table-cell>
          <table:table-cell office:value-type="float" office:value="3.88888888888889">
            <text:p>3.88888888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.8">
            <text:p>18.8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4.1">
            <text:p>24.1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30.9">
            <text:p>30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.2307692307692">
            <text:p>25.2307692308</text:p>
          </table:table-cell>
          <table:table-cell office:value-type="float" office:value="6.15384615384615">
            <text:p>6.15384615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4.6">
            <text:p>34.6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1.0769230769231">
            <text:p>31.0769230769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7.6923076923077">
            <text:p>37.6923076923</text:p>
          </table:table-cell>
          <table:table-cell office:value-type="float" office:value="7.69230769230769">
            <text:p>7.69230769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8.3333333333333">
            <text:p>38.3333333333</text:p>
          </table:table-cell>
          <table:table-cell office:value-type="float" office:value="9.66666666666667">
            <text:p>9.66666666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7.7692307692308">
            <text:p>47.7692307692</text:p>
          </table:table-cell>
          <table:table-cell office:value-type="float" office:value="11.7692307692308">
            <text:p>11.769230769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8">
            <text:p>18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7.8888888888889">
            <text:p>47.8888888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9.2">
            <text:p>3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9.2">
            <text:p>3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39.2">
            <text:p>3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9.2">
            <text:p>3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9.2">
            <text:p>3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47.8333333333333">
            <text:p>47.8333333333</text:p>
          </table:table-cell>
          <table:table-cell office:value-type="float" office:value="13.1666666666667">
            <text:p>13.1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48.1111111111111">
            <text:p>48.1111111111</text:p>
          </table:table-cell>
          <table:table-cell office:value-type="float" office:value="13.8888888888889">
            <text:p>13.888888888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7.75">
            <text:p>47.7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9.8">
            <text:p>69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69.8">
            <text:p>69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69.8">
            <text:p>69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69.8">
            <text:p>69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69.8">
            <text:p>69.8</text:p>
          </table:table-cell>
          <table:table-cell office:value-type="float" office:value="17.2">
            <text:p>17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57.6363636363636">
            <text:p>57.6363636364</text:p>
          </table:table-cell>
          <table:table-cell office:value-type="float" office:value="12.7272727272727">
            <text:p>12.727272727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5.7272727272727">
            <text:p>55.7272727273</text:p>
          </table:table-cell>
          <table:table-cell office:value-type="float" office:value="11.5454545454545">
            <text:p>11.54545454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2.8181818181818">
            <text:p>12.81818181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">
            <text:p>109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2.7142857142857">
            <text:p>22.71428571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office:value-type="float" office:value="24">
            <text:p>24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office:value-type="float" office:value="28">
            <text:p>28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office:value-type="float" office:value="84.75">
            <text:p>84.75</text:p>
          </table:table-cell>
          <table:table-cell office:value-type="float" office:value="19.375">
            <text:p>19.3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29">
            <text:p>29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29">
            <text:p>29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8.8461538461538">
            <text:p>78.8461538462</text:p>
          </table:table-cell>
          <table:table-cell office:value-type="float" office:value="17.2307692307692">
            <text:p>17.23076923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4">
            <text:p>24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72.2727272727273">
            <text:p>72.2727272727</text:p>
          </table:table-cell>
          <table:table-cell office:value-type="float" office:value="15.8181818181818">
            <text:p>15.81818181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1">
            <text:p>21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65.7272727272727">
            <text:p>65.7272727273</text:p>
          </table:table-cell>
          <table:table-cell office:value-type="float" office:value="14.0909090909091">
            <text:p>14.09090909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74.7692307692308">
            <text:p>74.7692307692</text:p>
          </table:table-cell>
          <table:table-cell office:value-type="float" office:value="17.6923076923077">
            <text:p>17.692307692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60.1428571428572">
            <text:p>60.1428571429</text:p>
          </table:table-cell>
          <table:table-cell office:value-type="float" office:value="13.8571428571429">
            <text:p>13.857142857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72.3636363636364">
            <text:p>72.3636363636</text:p>
          </table:table-cell>
          <table:table-cell office:value-type="float" office:value="17.1818181818182">
            <text:p>17.18181818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office:value-type="float" office:value="36">
            <text:p>36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office:value-type="float" office:value="36">
            <text:p>36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office:value-type="float" office:value="36">
            <text:p>36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1.7692307692308">
            <text:p>81.7692307692</text:p>
          </table:table-cell>
          <table:table-cell office:value-type="float" office:value="18.6153846153846">
            <text:p>18.61538461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100.444444444444">
            <text:p>100.4444444444</text:p>
          </table:table-cell>
          <table:table-cell office:value-type="float" office:value="19.4444444444444">
            <text:p>19.444444444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66.125">
            <text:p>66.125</text:p>
          </table:table-cell>
          <table:table-cell office:value-type="float" office:value="14.875">
            <text:p>14.8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3">
            <text:p>153</text:p>
          </table:table-cell>
          <table:table-cell office:value-type="float" office:value="34">
            <text:p>34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28">
            <text:p>28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24">
            <text:p>24</text:p>
          </table:table-cell>
          <table:table-cell office:value-type="float" office:value="103.6">
            <text:p>103.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float" office:value="29">
            <text:p>29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float" office:value="33">
            <text:p>33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7">
            <text:p>157</text:p>
          </table:table-cell>
          <table:table-cell office:value-type="float" office:value="35">
            <text:p>35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117.444444444444">
            <text:p>117.4444444444</text:p>
          </table:table-cell>
          <table:table-cell office:value-type="float" office:value="23.5555555555556">
            <text:p>23.55555555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27">
            <text:p>27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office:value-type="float" office:value="36">
            <text:p>36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13.727272727273">
            <text:p>113.7272727273</text:p>
          </table:table-cell>
          <table:table-cell office:value-type="float" office:value="18.3636363636364">
            <text:p>18.363636363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office:value-type="float" office:value="15">
            <text:p>15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35">
            <text:p>35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96.5555555555556">
            <text:p>96.5555555556</text:p>
          </table:table-cell>
          <table:table-cell office:value-type="float" office:value="21.2222222222222">
            <text:p>21.22222222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office:value-type="float" office:value="21.1428571428571">
            <text:p>21.14285714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28">
            <text:p>28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float" office:value="38">
            <text:p>38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29">
            <text:p>29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float" office:value="35">
            <text:p>35</text:p>
          </table:table-cell>
          <table:table-cell office:value-type="float" office:value="109.733333333333">
            <text:p>109.7333333333</text:p>
          </table:table-cell>
          <table:table-cell office:value-type="float" office:value="24.6666666666667">
            <text:p>24.66666666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float" office:value="37">
            <text:p>37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21">
            <text:p>21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29">
            <text:p>29</text:p>
          </table:table-cell>
          <table:table-cell office:value-type="float" office:value="117.888888888889">
            <text:p>117.8888888889</text:p>
          </table:table-cell>
          <table:table-cell office:value-type="float" office:value="23.8888888888889">
            <text:p>23.888888888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28">
            <text:p>28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46">
            <text:p>46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47">
            <text:p>47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29">
            <text:p>29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152.5">
            <text:p>152.5</text:p>
          </table:table-cell>
          <table:table-cell office:value-type="float" office:value="29.75">
            <text:p>29.7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15.3333333333333">
            <text:p>15.33333333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9">
            <text:p>189</text:p>
          </table:table-cell>
          <table:table-cell office:value-type="float" office:value="39">
            <text:p>39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44">
            <text:p>44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float" office:value="36">
            <text:p>36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1">
            <text:p>141</text:p>
          </table:table-cell>
          <table:table-cell office:value-type="float" office:value="34">
            <text:p>34</text:p>
          </table:table-cell>
          <table:table-cell office:value-type="float" office:value="114.666666666667">
            <text:p>114.6666666667</text:p>
          </table:table-cell>
          <table:table-cell office:value-type="float" office:value="23.6666666666667">
            <text:p>23.66666666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22.5">
            <text:p>22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float" office:value="45">
            <text:p>45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04.777777777778">
            <text:p>104.7777777778</text:p>
          </table:table-cell>
          <table:table-cell office:value-type="float" office:value="19.3333333333333">
            <text:p>19.3333333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47">
            <text:p>47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51">
            <text:p>51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139.777777777778">
            <text:p>139.7777777778</text:p>
          </table:table-cell>
          <table:table-cell office:value-type="float" office:value="24.8888888888889">
            <text:p>24.888888888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37">
            <text:p>37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24">
            <text:p>24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39">
            <text:p>39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33">
            <text:p>33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float" office:value="130.615384615385">
            <text:p>130.6153846154</text:p>
          </table:table-cell>
          <table:table-cell office:value-type="float" office:value="22.6923076923077">
            <text:p>22.692307692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9">
            <text:p>209</text:p>
          </table:table-cell>
          <table:table-cell office:value-type="float" office:value="49">
            <text:p>49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office:value-type="float" office:value="40">
            <text:p>40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37">
            <text:p>37</text:p>
          </table:table-cell>
          <table:table-cell office:value-type="float" office:value="113.142857142857">
            <text:p>113.14285714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51">
            <text:p>51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38">
            <text:p>38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52">
            <text:p>52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48">
            <text:p>48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48">
            <text:p>48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33">
            <text:p>33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153.375">
            <text:p>153.375</text:p>
          </table:table-cell>
          <table:table-cell office:value-type="float" office:value="36.1875">
            <text:p>36.187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table:number-columns-spanned="3" table:number-rows-spanned="1">
            <text:p>RANDOM CITI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>
            <text:p>Object varied </text:p>
          </table:table-cell>
          <table:table-cell/>
          <table:table-cell office:value-type="string">
            <text:p><text:s/>city 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No of files generated </text:p>
          </table:table-cell>
          <table:covered-table-cell/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Range of variation </text:p>
          </table:table-cell>
          <table:covered-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Search algorithm used </text:p>
          </table:table-cell>
          <table:covered-table-cell/>
          <table:table-cell office:value-type="string">
            <text:p><text:s/>bfs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SPACE</text:p>
          </table:table-cell>
          <table:table-cell office:value-type="string">
            <text:p><text:s/>TIME</text:p>
          </table:table-cell>
          <table:table-cell office:value-type="string">
            <text:p>mean space</text:p>
          </table:table-cell>
          <table:table-cell office:value-type="string">
            <text:p>mean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.3636363636364">
            <text:p>13.36363636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.4444444444444">
            <text:p>15.4444444444</text:p>
          </table:table-cell>
          <table:table-cell office:value-type="float" office:value="4.44444444444444">
            <text:p>4.44444444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.4">
            <text:p>17.4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9.5">
            <text:p>19.5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1.9">
            <text:p>21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3.9">
            <text:p>23.9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5.7692307692308">
            <text:p>25.7692307692</text:p>
          </table:table-cell>
          <table:table-cell office:value-type="float" office:value="6.46153846153846">
            <text:p>6.46153846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7.6">
            <text:p>27.6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9.9230769230769">
            <text:p>29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.5384615384615">
            <text:p>31.5384615385</text:p>
          </table:table-cell>
          <table:table-cell office:value-type="float" office:value="5.92307692307692">
            <text:p>5.92307692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33.6666666666667">
            <text:p>33.6666666667</text:p>
          </table:table-cell>
          <table:table-cell office:value-type="float" office:value="7.33333333333333">
            <text:p>7.33333333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35.7692307692308">
            <text:p>35.7692307692</text:p>
          </table:table-cell>
          <table:table-cell office:value-type="float" office:value="7.53846153846154">
            <text:p>7.53846153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37.8888888888889">
            <text:p>37.888888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9.8">
            <text:p>39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9.8">
            <text:p>39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9.8">
            <text:p>39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.8">
            <text:p>39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9.8">
            <text:p>39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1.5833333333333">
            <text:p>41.5833333333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43.8888888888889">
            <text:p>43.8888888889</text:p>
          </table:table-cell>
          <table:table-cell office:value-type="float" office:value="7.44444444444444">
            <text:p>7.44444444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5.75">
            <text:p>45.75</text:p>
          </table:table-cell>
          <table:table-cell office:value-type="float" office:value="7.125">
            <text:p>7.1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.2">
            <text:p>47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.2">
            <text:p>47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.2">
            <text:p>47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.2">
            <text:p>47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47.2">
            <text:p>47.2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9.7272727272727">
            <text:p>49.7272727273</text:p>
          </table:table-cell>
          <table:table-cell office:value-type="float" office:value="7.18181818181818">
            <text:p>7.18181818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1.8181818181818">
            <text:p>51.8181818182</text:p>
          </table:table-cell>
          <table:table-cell office:value-type="float" office:value="7.09090909090909">
            <text:p>7.09090909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3.6363636363636">
            <text:p>53.6363636364</text:p>
          </table:table-cell>
          <table:table-cell office:value-type="float" office:value="5.81818181818182">
            <text:p>5.818181818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55.8571428571428">
            <text:p>55.8571428571</text:p>
          </table:table-cell>
          <table:table-cell office:value-type="float" office:value="7.14285714285714">
            <text:p>7.14285714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7.625">
            <text:p>57.625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.15384615384615">
            <text:p>8.15384615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1.9090909090909">
            <text:p>61.9090909091</text:p>
          </table:table-cell>
          <table:table-cell office:value-type="float" office:value="7.45454545454545">
            <text:p>7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63.8181818181818">
            <text:p>63.8181818182</text:p>
          </table:table-cell>
          <table:table-cell office:value-type="float" office:value="8.45454545454546">
            <text:p>8.45454545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65.6153846153846">
            <text:p>65.6153846154</text:p>
          </table:table-cell>
          <table:table-cell office:value-type="float" office:value="6.30769230769231">
            <text:p>6.307692307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.6428571428571">
            <text:p>67.64285714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9.9090909090909">
            <text:p>69.9090909091</text:p>
          </table:table-cell>
          <table:table-cell office:value-type="float" office:value="7.72727272727273">
            <text:p>7.727272727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.6923076923077">
            <text:p>71.6923076923</text:p>
          </table:table-cell>
          <table:table-cell office:value-type="float" office:value="6.07692307692308">
            <text:p>6.07692307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75.875">
            <text:p>75.875</text:p>
          </table:table-cell>
          <table:table-cell office:value-type="float" office:value="8.375">
            <text:p>8.3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.8">
            <text:p>77.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.4444444444444">
            <text:p>79.4444444444</text:p>
          </table:table-cell>
          <table:table-cell office:value-type="float" office:value="6.11111111111111">
            <text:p>6.11111111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81.5454545454545">
            <text:p>81.5454545455</text:p>
          </table:table-cell>
          <table:table-cell office:value-type="float" office:value="6.45454545454545">
            <text:p>6.45454545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83.8888888888889">
            <text:p>83.8888888889</text:p>
          </table:table-cell>
          <table:table-cell office:value-type="float" office:value="7.11111111111111">
            <text:p>7.11111111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85.8571428571429">
            <text:p>85.8571428571</text:p>
          </table:table-cell>
          <table:table-cell office:value-type="float" office:value="7.57142857142857">
            <text:p>7.57142857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7.8">
            <text:p>87.8</text:p>
          </table:table-cell>
          <table:table-cell office:value-type="float" office:value="7.26666666666667">
            <text:p>7.26666666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.11111111111111">
            <text:p>9.11111111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.5">
            <text:p>91.5</text:p>
          </table:table-cell>
          <table:table-cell office:value-type="float" office:value="6.125">
            <text:p>6.1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7.16666666666667">
            <text:p>7.16666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95.5833333333333">
            <text:p>95.58333333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99.8888888888889">
            <text:p>99.8888888889</text:p>
          </table:table-cell>
          <table:table-cell office:value-type="float" office:value="6.88888888888889">
            <text:p>6.88888888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.888888888889">
            <text:p>101.8888888889</text:p>
          </table:table-cell>
          <table:table-cell office:value-type="float" office:value="8.22222222222222">
            <text:p>8.22222222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03.923076923077">
            <text:p>103.9230769231</text:p>
          </table:table-cell>
          <table:table-cell office:value-type="float" office:value="8.53846153846154">
            <text:p>8.538461538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8.71428571428571">
            <text:p>8.714285714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7.8125">
            <text:p>107.8125</text:p>
          </table:table-cell>
          <table:table-cell office:value-type="float" office:value="8.3125">
            <text:p>8.3125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>
            <text:p>CONSTANT GOAL</text:p>
          </table:table-cell>
          <table:table-cell table:number-columns-repeated="4"/>
        </table:table-row>
        <table:table-row table:style-name="ro1">
          <table:table-cell office:value-type="string">
            <text:p>Object varied </text:p>
          </table:table-cell>
          <table:table-cell table:number-columns-repeated="2"/>
          <table:table-cell office:value-type="string">
            <text:p><text:s/>city </text:p>
          </table:table-cell>
          <table:table-cell/>
        </table:table-row>
        <table:table-row table:style-name="ro1">
          <table:table-cell office:value-type="string">
            <text:p>No of files generated </text:p>
          </table:table-cell>
          <table:table-cell/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Range of variation 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Search algorithm used </text:p>
          </table:table-cell>
          <table:table-cell/>
          <table:table-cell office:value-type="string">
            <text:p><text:s/>astar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SPACE</text:p>
          </table:table-cell>
          <table:table-cell office:value-type="string">
            <text:p><text:s/>TIME</text:p>
          </table:table-cell>
          <table:table-cell office:value-type="string">
            <text:p>mean space</text:p>
          </table:table-cell>
          <table:table-cell office:value-type="string">
            <text:p>mean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1.4">
            <text:p>11.4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.2727272727273">
            <text:p>12.2727272727</text:p>
          </table:table-cell>
          <table:table-cell office:value-type="float" office:value="4.72727272727273">
            <text:p>4.72727272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.2142857142857">
            <text:p>13.2142857143</text:p>
          </table:table-cell>
          <table:table-cell office:value-type="float" office:value="4.35714285714286">
            <text:p>4.35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8.3333333333333">
            <text:p>18.3333333333</text:p>
          </table:table-cell>
          <table:table-cell office:value-type="float" office:value="5.33333333333333">
            <text:p>5.3333333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4.5625">
            <text:p>24.5625</text:p>
          </table:table-cell>
          <table:table-cell office:value-type="float" office:value="6.3125">
            <text:p>6.3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5238095238095">
            <text:p>27.5238095238</text:p>
          </table:table-cell>
          <table:table-cell office:value-type="float" office:value="6.52380952380952">
            <text:p>6.52380952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8.2">
            <text:p>28.2</text:p>
          </table:table-cell>
          <table:table-cell office:value-type="float" office:value="6.86666666666667">
            <text:p>6.86666666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.5555555555556">
            <text:p>30.55555555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42.8333333333333">
            <text:p>42.8333333333</text:p>
          </table:table-cell>
          <table:table-cell office:value-type="float" office:value="9.83333333333333">
            <text:p>9.8333333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39.3333333333333">
            <text:p>39.3333333333</text:p>
          </table:table-cell>
          <table:table-cell office:value-type="float" office:value="9.44444444444444">
            <text:p>9.44444444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0.75">
            <text:p>10.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3.875">
            <text:p>43.87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9.2857142857143">
            <text:p>49.2857142857</text:p>
          </table:table-cell>
          <table:table-cell office:value-type="float" office:value="8.57142857142857">
            <text:p>8.57142857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6.2857142857143">
            <text:p>46.2857142857</text:p>
          </table:table-cell>
          <table:table-cell office:value-type="float" office:value="9.42857142857143">
            <text:p>9.428571428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1.6666666666667">
            <text:p>41.6666666667</text:p>
          </table:table-cell>
          <table:table-cell office:value-type="float" office:value="12.1666666666667">
            <text:p>12.166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67.7272727272727">
            <text:p>67.7272727273</text:p>
          </table:table-cell>
          <table:table-cell office:value-type="float" office:value="15.3636363636364">
            <text:p>15.36363636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4615384615385">
            <text:p>45.4615384615</text:p>
          </table:table-cell>
          <table:table-cell office:value-type="float" office:value="10.1538461538461">
            <text:p>10.15384615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67.6666666666667">
            <text:p>67.6666666667</text:p>
          </table:table-cell>
          <table:table-cell office:value-type="float" office:value="16.3333333333333">
            <text:p>16.333333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71.4444444444444">
            <text:p>71.4444444444</text:p>
          </table:table-cell>
          <table:table-cell office:value-type="float" office:value="17.1666666666667">
            <text:p>17.16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57.25">
            <text:p>57.25</text:p>
          </table:table-cell>
          <table:table-cell office:value-type="float" office:value="14.9166666666667">
            <text:p>14.91666666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4.0833333333333">
            <text:p>64.0833333333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27">
            <text:p>27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77.5454545454546">
            <text:p>77.5454545455</text:p>
          </table:table-cell>
          <table:table-cell office:value-type="float" office:value="15.2727272727273">
            <text:p>15.272727272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2.125">
            <text:p>12.1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11">
            <text:p>11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31">
            <text:p>31</text:p>
          </table:table-cell>
          <table:table-cell office:value-type="float" office:value="108.833333333333">
            <text:p>108.8333333333</text:p>
          </table:table-cell>
          <table:table-cell office:value-type="float" office:value="21.8333333333333">
            <text:p>21.83333333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34">
            <text:p>34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78.5714285714286">
            <text:p>78.5714285714</text:p>
          </table:table-cell>
          <table:table-cell office:value-type="float" office:value="16.5714285714286">
            <text:p>16.57142857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74.3333333333333">
            <text:p>74.3333333333</text:p>
          </table:table-cell>
          <table:table-cell office:value-type="float" office:value="14.8888888888889">
            <text:p>14.888888888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35">
            <text:p>35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32">
            <text:p>32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31">
            <text:p>31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office:value-type="float" office:value="34">
            <text:p>34</text:p>
          </table:table-cell>
          <table:table-cell office:value-type="float" office:value="83.695652173913">
            <text:p>83.6956521739</text:p>
          </table:table-cell>
          <table:table-cell office:value-type="float" office:value="19.1739130434783">
            <text:p>19.17391304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82.6666666666667">
            <text:p>82.6666666667</text:p>
          </table:table-cell>
          <table:table-cell office:value-type="float" office:value="13.5555555555556">
            <text:p>13.555555555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37">
            <text:p>37</text:p>
          </table:table-cell>
          <table:table-cell office:value-type="float" office:value="89.1111111111111">
            <text:p>89.1111111111</text:p>
          </table:table-cell>
          <table:table-cell office:value-type="float" office:value="23.1111111111111">
            <text:p>23.11111111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9">
            <text:p>149</text:p>
          </table:table-cell>
          <table:table-cell office:value-type="float" office:value="28">
            <text:p>28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75.3333333333333">
            <text:p>75.3333333333</text:p>
          </table:table-cell>
          <table:table-cell office:value-type="float" office:value="13.8333333333333">
            <text:p>13.833333333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132.8">
            <text:p>132.8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float" office:value="35">
            <text:p>35</text:p>
          </table:table-cell>
          <table:table-cell office:value-type="float" office:value="132.8">
            <text:p>132.8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float" office:value="132.8">
            <text:p>132.8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132.8">
            <text:p>132.8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132.8">
            <text:p>132.8</text:p>
          </table:table-cell>
          <table:table-cell office:value-type="float" office:value="31.2">
            <text:p>31.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31">
            <text:p>31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office:value-type="float" office:value="27">
            <text:p>27</text:p>
          </table:table-cell>
          <table:table-cell office:value-type="float" office:value="81.1428571428571">
            <text:p>81.1428571429</text:p>
          </table:table-cell>
          <table:table-cell office:value-type="float" office:value="14.5714285714286">
            <text:p>14.57142857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4">
            <text:p>164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31">
            <text:p>31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5">
            <text:p>165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float" office:value="23">
            <text:p>23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44">
            <text:p>44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04.1">
            <text:p>104.1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24">
            <text:p>24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6">
            <text:p>176</text:p>
          </table:table-cell>
          <table:table-cell office:value-type="float" office:value="24">
            <text:p>24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35">
            <text:p>35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33">
            <text:p>33</text:p>
          </table:table-cell>
          <table:table-cell office:value-type="float" office:value="132.571428571429">
            <text:p>132.5714285714</text:p>
          </table:table-cell>
          <table:table-cell office:value-type="float" office:value="28.2857142857143">
            <text:p>28.285714285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1">
            <text:p>181</text:p>
          </table:table-cell>
          <table:table-cell office:value-type="float" office:value="22">
            <text:p>22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94.3571428571429">
            <text:p>94.3571428571</text:p>
          </table:table-cell>
          <table:table-cell office:value-type="float" office:value="15.2142857142857">
            <text:p>15.214285714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33">
            <text:p>33</text:p>
          </table:table-cell>
          <table:table-cell office:value-type="float" office:value="100.416666666667">
            <text:p>100.4166666667</text:p>
          </table:table-cell>
          <table:table-cell office:value-type="float" office:value="18.25">
            <text:p>18.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9">
            <text:p>189</text:p>
          </table:table-cell>
          <table:table-cell office:value-type="float" office:value="46">
            <text:p>46</text:p>
          </table:table-cell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46">
            <text:p>46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48">
            <text:p>48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122.909090909091">
            <text:p>122.9090909091</text:p>
          </table:table-cell>
          <table:table-cell office:value-type="float" office:value="19.7272727272727">
            <text:p>19.727272727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8">
            <text:p>148</text:p>
          </table:table-cell>
          <table:table-cell office:value-type="float" office:value="27">
            <text:p>27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36">
            <text:p>36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office:value-type="float" office:value="111.125">
            <text:p>111.125</text:p>
          </table:table-cell>
          <table:table-cell office:value-type="float" office:value="20.875">
            <text:p>20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39">
            <text:p>39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33">
            <text:p>33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48">
            <text:p>48</text:p>
          </table:table-cell>
          <table:table-cell office:value-type="float" office:value="121.3">
            <text:p>121.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48">
            <text:p>48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32">
            <text:p>32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5">
            <text:p>205</text:p>
          </table:table-cell>
          <table:table-cell office:value-type="float" office:value="52">
            <text:p>52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25">
            <text:p>25</text:p>
          </table:table-cell>
          <table:table-cell office:value-type="float" office:value="129.933333333333">
            <text:p>129.9333333333</text:p>
          </table:table-cell>
          <table:table-cell office:value-type="float" office:value="25.7333333333333">
            <text:p>25.733333333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7">
            <text:p>157</text:p>
          </table:table-cell>
          <table:table-cell office:value-type="float" office:value="39">
            <text:p>39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118.125">
            <text:p>118.125</text:p>
          </table:table-cell>
          <table:table-cell office:value-type="float" office:value="17.625">
            <text:p>17.6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float" office:value="34">
            <text:p>34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float" office:value="47">
            <text:p>47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43">
            <text:p>43</text:p>
          </table:table-cell>
          <table:table-cell office:value-type="float" office:value="140.636363636364">
            <text:p>140.6363636364</text:p>
          </table:table-cell>
          <table:table-cell office:value-type="float" office:value="31.2727272727273">
            <text:p>31.2727272727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>
            <text:p>CONSTANT GOAL</text:p>
          </table:table-cell>
          <table:table-cell table:number-columns-repeated="4"/>
        </table:table-row>
        <table:table-row table:style-name="ro1">
          <table:table-cell office:value-type="string">
            <text:p>Object varied </text:p>
          </table:table-cell>
          <table:table-cell table:number-columns-repeated="2"/>
          <table:table-cell office:value-type="string">
            <text:p><text:s/>city </text:p>
          </table:table-cell>
          <table:table-cell/>
        </table:table-row>
        <table:table-row table:style-name="ro1">
          <table:table-cell office:value-type="string">
            <text:p>No of files generated </text:p>
          </table:table-cell>
          <table:table-cell/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Range of variation 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Search algorithm used </text:p>
          </table:table-cell>
          <table:table-cell/>
          <table:table-cell office:value-type="string">
            <text:p><text:s/>bfs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SPACE</text:p>
          </table:table-cell>
          <table:table-cell office:value-type="string">
            <text:p><text:s/>TIME</text:p>
          </table:table-cell>
          <table:table-cell office:value-type="string">
            <text:p>mean space</text:p>
          </table:table-cell>
          <table:table-cell office:value-type="string">
            <text:p>mean ti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</table:table>
      <table:database-ranges>
        <table:database-range table:name="__Anonymous_Sheet_DB__0" table:target-range-address="Sheet1.A7:Sheet1.C507">
          <table:sort>
            <table:sort-by table:field-number="0" table:data-type="automatic"/>
          </table:sort>
        </table:database-range>
        <table:database-range table:name="__Anonymous_Sheet_DB__1" table:target-range-address="Sheet2.A7:Sheet2.C507">
          <table:sort>
            <table:sort-by table:field-number="0" table:data-type="automatic"/>
          </table:sort>
        </table:database-range>
        <table:database-range table:name="__Anonymous_Sheet_DB__2" table:target-range-address="Sheet3.A7:Sheet3.C507">
          <table:sort>
            <table:sort-by table:field-number="0" table:data-type="automatic"/>
          </table:sort>
        </table:database-range>
        <table:database-range table:name="__Anonymous_Sheet_DB__3" table:target-range-address="Sheet4.A7:Sheet4.E50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11/23/2011</text:date>, <text:time>00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opoola </meta:initial-creator>
    <meta:creation-date>2011-11-22T09:17:52</meta:creation-date>
    <dc:date>2011-11-23T00:40:16</dc:date>
    <dc:creator>apopoola </dc:creator>
    <meta:editing-duration>PT10H26M36S</meta:editing-duration>
    <meta:editing-cycles>23</meta:editing-cycles>
    <meta:generator>LibreOffice/3.4$Unix LibreOffice_project/340m1$Build-402</meta:generator>
    <meta:document-statistic meta:table-count="4" meta:cell-count="10056" meta:object-count="0"/>
  </office:meta>
</office:document-meta>
</file>